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79in" fo:margin-left="0in" table:align="left"/>
    </style:style>
    <style:style style:name="Tableau1.A" style:family="table-column">
      <style:table-column-properties style:column-width="1.1875in"/>
    </style:style>
    <style:style style:name="Tableau1.B" style:family="table-column">
      <style:table-column-properties style:column-width="0.9375in"/>
    </style:style>
    <style:style style:name="Tableau1.C" style:family="table-column">
      <style:table-column-properties style:column-width="2.3188in"/>
    </style:style>
    <style:style style:name="Tableau1.D" style:family="table-column">
      <style:table-column-properties style:column-width="2.2542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382in" fo:border="0.05pt solid #000000"/>
    </style:style>
    <style:style style:name="Tableau1.2" style:family="table-row">
      <style:table-row-properties style:min-row-height="0.484in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background-color="#009900" fo:padding="0.0382in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 style:vertical-align="middle"/>
    </style:style>
    <style:style style:name="P3" style:family="paragraph" style:parent-style-name="Table_20_Contents">
      <style:text-properties officeooo:rsid="0013d5d2" officeooo:paragraph-rsid="0013d5d2"/>
    </style:style>
    <style:style style:name="T1" style:family="text">
      <style:text-properties officeooo:rsid="0013d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<text:span text:style-name="T1">9</text:span>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Indices</text:p>
          </table:table-cell>
          <table:table-cell table:style-name="Tableau1.D2" table:number-rows-spanned="8" office:value-type="string">
            <text:p text:style-name="P2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Doc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Sauvegardes</text:p>
            <text:p text:style-name="P3">Hypothèse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IHM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Indice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Scénario</text:p>
            <text:p text:style-name="P3">GTK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Jeu compétitif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3">Jeu compétitif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ibri" fo:font-family="Calibri" style:font-family-generic="swiss" fo:font-size="25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keep-together="auto" style:page-number="auto" fo:background-color="transparent" style:shadow="none">
        <style:tab-stops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1:44:04.313938571</meta:creation-date>
    <meta:editing-duration>PT2M38S</meta:editing-duration>
    <meta:editing-cycles>2</meta:editing-cycles>
    <meta:generator>LibreOffice/5.1.4.2$Linux_X86_64 LibreOffice_project/10m0$Build-2</meta:generator>
    <dc:date>2018-02-16T11:46:41.132665606</dc:date>
    <meta:document-statistic meta:table-count="1" meta:image-count="0" meta:object-count="0" meta:page-count="1" meta:paragraph-count="22" meta:word-count="28" meta:character-count="179" meta:non-whitespace-character-count="173"/>
  </office:meta>
</office:document-meta>
</file>